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6.54pt"/>
    </style:style>
    <style:style style:name="co3" style:family="table-column">
      <style:table-column-properties fo:break-before="auto" style:column-width="167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t</text:p>
          </table:table-cell>
          <table:table-cell table:style-name="Default" office:value-type="string" calcext:value-type="string">
            <text:p>quest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new rank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lease send me my bill over emai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what is my bill amoun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what is my outstanding amou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nforcement learn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can i upgrade my turbo accou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4 , 5, 12</text:p>
          </table:table-cell>
          <table:table-cell table:style-name="Default" office:value-type="string" calcext:value-type="string">
            <text:p>my service is dow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i want to speak with ag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when can i recontrac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le to identify words of similar conte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i cant make payment through autop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what is my account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what is my nombor akau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xed languages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summary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lling delivery via e-mail.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ll amount and outstanding payment (WiFi)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bo service upgrading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net and home line service down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pointment for home internet servicing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Technical restorer details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municate with live agen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ract validity perio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ill amount and outstanding payment (Mobile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one call service unavailable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opay function not working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able to receive calls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able to browse internet after data reload pass purchas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nable to make overseas cal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ount number enquiry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UK code reques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7:31:43.686305865</meta:creation-date>
    <dc:date>2019-03-25T17:47:57.666263523</dc:date>
    <meta:editing-duration>PT16M10S</meta:editing-duration>
    <meta:editing-cycles>7</meta:editing-cycles>
    <meta:generator>LibreOffice/6.0.7.3$Linux_X86_64 LibreOffice_project/00m0$Build-3</meta:generator>
    <meta:document-statistic meta:table-count="1" meta:cell-count="82" meta:object-count="0"/>
  </office:meta>
</office:document-meta>
</file>